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&amp; GitHub Documentation</text:p>
      <text:p text:style-name="Standard">1. What is VCS (Version Control System)?</text:p>
      <text:p text:style-name="Standard">A Version Control System (VCS) is a tool that helps developers track changes in files (especially code) over time. It allows you to:</text:p>
      <text:p text:style-name="Standard"><text:s text:c="4"/>• Maintain history of changes </text:p>
      <text:p text:style-name="Standard"><text:s text:c="4"/>• Collaborate with multiple developers </text:p>
      <text:p text:style-name="Standard"><text:s text:c="4"/>• Revert to previous versions if needed </text:p>
      <text:p text:style-name="Standard"><text:s text:c="4"/>• Manage different versions of a project </text:p>
      <text:p text:style-name="P1">Types of VCS</text:p>
      <text:p text:style-name="Standard">1. Local Version Control System</text:p>
      <text:p text:style-name="Standard"><text:s text:c="4"/>• Stores versions on a local machine </text:p>
      <text:p text:style-name="Standard"><text:s text:c="4"/>• Example: RCS </text:p>
      <text:p text:style-name="Standard"><text:s text:c="4"/>• Not suitable for team collaboration </text:p>
      <text:p text:style-name="Standard">2. Centralized Version Control System (CVCS)</text:p>
      <text:p text:style-name="Standard"><text:s text:c="4"/>• Uses a central server to store versions </text:p>
      <text:p text:style-name="Standard"><text:s text:c="4"/>• Developers pull and push changes from/to the server </text:p>
      <text:p text:style-name="Standard"><text:s text:c="4"/>• Examples: SVN, CVS </text:p>
      <text:p text:style-name="Standard"><text:s text:c="4"/>• If server fails → work is blocked </text:p>
      <text:p text:style-name="Standard">3. Distributed Version Control System (DVCS)</text:p>
      <text:p text:style-name="Standard"><text:s text:c="4"/>• Each user has a complete copy of the repository </text:p>
      <text:p text:style-name="Standard"><text:s text:c="4"/>• Works offline and syncs later </text:p>
      <text:p text:style-name="Standard"><text:s text:c="4"/>• Examples: Git, Mercurial </text:p>
      <text:p text:style-name="Standard"><text:s text:c="4"/>• Highly reliable and fast </text:p>
      <text:p text:style-name="P1"/>
      <text:p text:style-name="P1">2. What is Git?</text:p>
      <text:p text:style-name="Standard">Git is a distributed version control system (DVCS) used to track changes in source code during software development.</text:p>
      <text:p text:style-name="Standard">Key Features of Git:</text:p>
      <text:p text:style-name="Standard"><text:s text:c="4"/>• Fast and lightweight </text:p>
      <text:p text:style-name="Standard"><text:s text:c="4"/>• Supports branching and merging </text:p>
      <text:p text:style-name="Standard"><text:s text:c="4"/>• Works offline </text:p>
      <text:p text:style-name="Standard"><text:s text:c="4"/>• Full project history stored locally </text:p>
      <text:p text:style-name="Standard"><text:s text:c="4"/>• Open-source </text:p>
      <text:p text:style-name="P1"/>
      <text:p text:style-name="P1">3. What is GitHub?</text:p>
      <text:p text:style-name="Standard">GitHub is a cloud-based platform that hosts Git repositories.</text:p>
      <text:p text:style-name="Standard">Features of GitHub:</text:p>
      <text:p text:style-name="Standard"><text:s text:c="4"/>• Remote repository hosting </text:p>
      <text:p text:style-name="Standard"><text:s text:c="4"/>• Collaboration tools (pull requests, issues) </text:p>
      <text:p text:style-name="Standard"><text:s text:c="4"/>• Access control &amp; permissions </text:p>
      <text:p text:style-name="Standard"><text:s text:c="4"/>• CI/CD integration </text:p>
      <text:p text:style-name="Standard"><text:s text:c="4"/>• Project management tools </text:p>
      <text:p text:style-name="Standard">In simple terms:</text:p>
      <text:p text:style-name="Standard"><text:s text:c="4"/>• Git = tool (software) </text:p>
      <text:p text:style-name="Standard"><text:s text:c="4"/>• GitHub = service (platform using Git) </text:p>
      <text:p text:style-name="Standard"/>
      <text:p text:style-name="P1">4. Git 3-Tree Architecture</text:p>
      <text:p text:style-name="Standard">Git works internally with three main areas (trees):</text:p>
      <text:p text:style-name="Standard">Working Directory <text:s/>→ <text:s/>Staging Area <text:s/>→ <text:s/>Repository</text:p>
      <text:p text:style-name="Standard">1. Working Directory</text:p>
      <text:p text:style-name="Standard"><text:s text:c="4"/>• Your local project files </text:p>
      <text:p text:style-name="Standard"><text:s text:c="4"/>• Where you create/edit files </text:p>
      <text:p text:style-name="Standard"><text:soft-page-break/>2. Staging Area (Index)</text:p>
      <text:p text:style-name="Standard"><text:s text:c="4"/>• Temporary area where changes are prepared before commit </text:p>
      <text:p text:style-name="Standard"><text:s text:c="4"/>• Helps you control what goes into the next commit </text:p>
      <text:p text:style-name="Standard">3. Repository (.git folder)</text:p>
      <text:p text:style-name="Standard"><text:s text:c="4"/>• Stores committed changes permanently </text:p>
      <text:p text:style-name="Standard"><text:s text:c="4"/>• Maintains full project history </text:p>
      <text:p text:style-name="Standard">Flow:</text:p>
      <text:p text:style-name="Standard"><text:s text:c="4"/>1. Modify files → Working Directory </text:p>
      <text:p text:style-name="Standard"><text:s text:c="4"/>2. Add files → Staging Area (git add) </text:p>
      <text:p text:style-name="Standard"><text:s text:c="4"/>3. Commit → Repository (git commit) </text:p>
      <text:p text:style-name="P1">5. Git Commands</text:p>
      <text:p text:style-name="Standard">Basic Setup Commands</text:p>
      <text:p text:style-name="Standard">git config --global user.name "Your Name"</text:p>
      <text:p text:style-name="Standard">git config --global user.email "your@email.com"</text:p>
      <text:p text:style-name="Standard"/>
      <text:p text:style-name="Standard">Repository Commands</text:p>
      <text:p text:style-name="Standard">git init</text:p>
      <text:p text:style-name="Standard"><text:s text:c="4"/>• Initialize a new Git repository </text:p>
      <text:p text:style-name="Standard">git clone &lt;repo-url&gt;</text:p>
      <text:p text:style-name="Standard"><text:s text:c="4"/>• Copy a remote repository to your local machine </text:p>
      <text:p text:style-name="Standard"/>
      <text:p text:style-name="Standard">File Tracking Commands</text:p>
      <text:p text:style-name="Standard">git status</text:p>
      <text:p text:style-name="Standard"><text:s text:c="4"/>• Shows current state of files </text:p>
      <text:p text:style-name="Standard">git add &lt;file&gt;</text:p>
      <text:p text:style-name="Standard">git add .</text:p>
      <text:p text:style-name="Standard"><text:s text:c="4"/>• Add file(s) to staging area </text:p>
      <text:p text:style-name="Standard"/>
      <text:p text:style-name="Standard">Commit Commands</text:p>
      <text:p text:style-name="Standard">git commit -m "message"</text:p>
      <text:p text:style-name="Standard"><text:s text:c="4"/>• Save changes to repository </text:p>
      <text:p text:style-name="Standard"/>
      <text:p text:style-name="Standard">Branching Commands</text:p>
      <text:p text:style-name="Standard">git branch</text:p>
      <text:p text:style-name="Standard"><text:s text:c="4"/>• List branches </text:p>
      <text:p text:style-name="Standard">git branch &lt;branch-name&gt;</text:p>
      <text:p text:style-name="Standard"><text:s text:c="4"/>• Create new branch </text:p>
      <text:p text:style-name="Standard">git checkout &lt;branch-name&gt;</text:p>
      <text:p text:style-name="Standard"><text:s text:c="4"/>• Switch branch </text:p>
      <text:p text:style-name="Standard">git checkout -b &lt;branch-name&gt;</text:p>
      <text:p text:style-name="Standard"><text:s text:c="4"/>• Create and switch branch </text:p>
      <text:p text:style-name="Standard"/>
      <text:p text:style-name="Standard">Merge Commands</text:p>
      <text:p text:style-name="Standard">git merge &lt;branch-name&gt;</text:p>
      <text:p text:style-name="Standard"><text:s text:c="4"/>• Merge branch into current branch </text:p>
      <text:p text:style-name="Standard"/>
      <text:p text:style-name="Standard">Remote Commands (GitHub)</text:p>
      <text:p text:style-name="Standard">git remote add origin &lt;url&gt;</text:p>
      <text:p text:style-name="Standard"><text:s text:c="4"/>• Connect local repo to GitHub </text:p>
      <text:p text:style-name="Standard">git push -u origin main</text:p>
      <text:p text:style-name="Standard"><text:s text:c="4"/>• Push code to GitHub </text:p>
      <text:p text:style-name="Standard">git pull</text:p>
      <text:p text:style-name="Standard"><text:soft-page-break/><text:s text:c="4"/>• Fetch and merge changes from remote </text:p>
      <text:p text:style-name="Standard"><text:s text:c="4"/>• git fetch</text:p>
      <text:p text:style-name="Standard"><text:s text:c="4"/>• Fetch changes without merging </text:p>
      <text:p text:style-name="Standard"/>
      <text:p text:style-name="Standard">Undo Commands</text:p>
      <text:p text:style-name="Standard">git reset &lt;file&gt;</text:p>
      <text:p text:style-name="Standard"><text:s text:c="4"/>• Remove file from staging </text:p>
      <text:p text:style-name="Standard">git checkout -- &lt;file&gt;</text:p>
      <text:p text:style-name="Standard"><text:s text:c="4"/>• Discard local changes </text:p>
      <text:p text:style-name="Standard">git revert &lt;commit-id&gt;</text:p>
      <text:p text:style-name="Standard"><text:s text:c="4"/>• Undo a commit safel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0:45:17.712854321</meta:creation-date>
    <dc:date>2026-03-24T10:46:58.202944011</dc:date>
    <meta:editing-duration>PT1M4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103" meta:word-count="519" meta:character-count="3284" meta:non-whitespace-character-count="2598"/>
  </office:meta>
</office:document-meta>
</file>